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2.2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UNCAO2" table:style-name="ta1">
        <table:shapes>
          <draw:frame draw:z-index="0" draw:style-name="gr1" draw:text-style-name="P1" svg:width="15.999cm" svg:height="8.999cm" svg:x="0cm" svg:y="1.189cm">
            <draw:object draw:notify-on-update-of-ranges="FUNCAO2.B1:FUNCAO2.B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88cm" svg:height="9.004cm" svg:x="15.796cm" svg:y="0.93cm">
            <draw:object draw:notify-on-update-of-ranges="FUNCAO2.C1:FUNCAO2.C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52" calcext:value-type="float">
            <text:p>2852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64" calcext:value-type="float">
            <text:p>11264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57" calcext:value-type="float">
            <text:p>5457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02" calcext:value-type="float">
            <text:p>3502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76" calcext:value-type="float">
            <text:p>2576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95" calcext:value-type="float">
            <text:p>2295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00" calcext:value-type="float">
            <text:p>2200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10" calcext:value-type="float">
            <text:p>1610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48" calcext:value-type="float">
            <text:p>1748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60" calcext:value-type="float">
            <text:p>1260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92" calcext:value-type="float">
            <text:p>1092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32" calcext:value-type="float">
            <text:p>832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75" calcext:value-type="float">
            <text:p>675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46" calcext:value-type="float">
            <text:p>546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0" calcext:value-type="float">
            <text:p>540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6" calcext:value-type="float">
            <text:p>396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0" calcext:value-type="float">
            <text:p>340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8" calcext:value-type="float">
            <text:p>248</text:p>
          </table:table-cell>
          <table:table-cell office:value-type="float" office:value="330.400109" calcext:value-type="float">
            <text:p>330,4001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0" calcext:value-type="float">
            <text:p>270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8" calcext:value-type="float">
            <text:p>208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0" calcext:value-type="float">
            <text:p>200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" calcext:value-type="float">
            <text:p>144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office:value-type="float" office:value="273.272653" calcext:value-type="float">
            <text:p>273,27265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office:value-type="float" office:value="273.272712" calcext:value-type="float">
            <text:p>273,2727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298.179924" calcext:value-type="float">
            <text:p>298,1799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273.272677" calcext:value-type="float">
            <text:p>273,2726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73.272654" calcext:value-type="float">
            <text:p>273,27265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273.272837" calcext:value-type="float">
            <text:p>273,2728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273.275403" calcext:value-type="float">
            <text:p>273,27540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273.274049" calcext:value-type="float">
            <text:p>273,27404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73.340159" calcext:value-type="float">
            <text:p>273,34015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276.453945" calcext:value-type="float">
            <text:p>276,45394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274.339542" calcext:value-type="float">
            <text:p>274,33954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299.088078" calcext:value-type="float">
            <text:p>299,08807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280.618038" calcext:value-type="float">
            <text:p>280,6180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76.560838" calcext:value-type="float">
            <text:p>276,5608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76.254079" calcext:value-type="float">
            <text:p>276,25407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76.451682" calcext:value-type="float">
            <text:p>276,45168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276.410442" calcext:value-type="float">
            <text:p>276,4104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276.45369" calcext:value-type="float">
            <text:p>276,453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74.545115" calcext:value-type="float">
            <text:p>274,5451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273.335113" calcext:value-type="float">
            <text:p>273,33511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275.619911" calcext:value-type="float">
            <text:p>275,61991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273.365299" calcext:value-type="float">
            <text:p>273,36529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276.531431" calcext:value-type="float">
            <text:p>276,53143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274.272786" calcext:value-type="float">
            <text:p>274,2727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8T12:15:48.011741304</dc:date>
    <meta:editing-duration>PT2M54S</meta:editing-duration>
    <meta:editing-cycles>1</meta:editing-cycles>
    <meta:document-statistic meta:table-count="1" meta:cell-count="150" meta:object-count="2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37cm" svg:y="0.316cm" chart:style-name="ch2">
          <text:p>FUNÇÃO TESTE 2 - AVALIAÇÕES</text:p>
        </chart:title>
        <chart:plot-area chart:style-name="ch3" table:cell-range-address="FUNCAO2.B1:FUNCAO2.B50" svg:x="1.331cm" svg:y="1.275cm" svg:width="14.349cm" svg:height="6.564cm">
          <chart:coordinate-region svg:x="2.508cm" svg:y="1.474cm" svg:width="13.172cm" svg:height="5.573cm"/>
          <chart:axis chart:dimension="x" chart:name="primary-x" chart:style-name="ch4">
            <chart:title svg:x="7.548cm" svg:y="8.019cm" chart:style-name="ch5">
              <text:p>GERAÇÕES</text:p>
            </chart:title>
          </chart:axis>
          <chart:axis chart:dimension="y" chart:name="primary-y" chart:style-name="ch4">
            <chart:title svg:x="0.451cm" svg:y="5.62cm" chart:style-name="ch6">
              <text:p>AVALIAÇÕES</text:p>
            </chart:title>
            <chart:grid chart:style-name="ch7" chart:class="major"/>
          </chart:axis>
          <chart:series chart:style-name="ch8" chart:values-cell-range-address="FUNCAO2.B1:FUNCAO2.B50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52">
                <text:p>2852</text:p>
                <draw:g>
                  <svg:desc>FUNCAO2.B1:FUNCAO2.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264">
                <text:p>11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57">
                <text:p>54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02">
                <text:p>35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76">
                <text:p>25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48">
                <text:p>17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line" chart:style-name="ch1">
        <chart:title svg:x="4.894cm" svg:y="0.316cm" chart:style-name="ch2">
          <text:p>FUNÇÃO TESTE 2 - FITNESS</text:p>
        </chart:title>
        <chart:plot-area chart:style-name="ch3" table:cell-range-address="FUNCAO2.C1:FUNCAO2.C50" svg:x="1.33cm" svg:y="1.275cm" svg:width="14.34cm" svg:height="6.569cm">
          <chart:coordinate-region svg:x="2.137cm" svg:y="1.474cm" svg:width="13.533cm" svg:height="5.578cm"/>
          <chart:axis chart:dimension="x" chart:name="primary-x" chart:style-name="ch4">
            <chart:title svg:x="7.543cm" svg:y="8.024cm" chart:style-name="ch5">
              <text:p>GERAÇÕES</text:p>
            </chart:title>
          </chart:axis>
          <chart:axis chart:dimension="y" chart:name="primary-y" chart:style-name="ch4">
            <chart:title svg:x="0.451cm" svg:y="5.278cm" chart:style-name="ch6">
              <text:p>FITNESS</text:p>
            </chart:title>
            <chart:grid chart:style-name="ch7" chart:class="major"/>
          </chart:axis>
          <chart:series chart:style-name="ch8" chart:values-cell-range-address="FUNCAO2.C1:FUNCAO2.C50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3.272651">
                <text:p>273.272651</text:p>
                <draw:g>
                  <svg:desc>FUNCAO2.C1:FUNCAO2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0.400109">
                <text:p>330.4001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3.272653">
                <text:p>273.2726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3.272712">
                <text:p>273.2727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8.179924">
                <text:p>298.1799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3.272677">
                <text:p>273.2726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3.272654">
                <text:p>273.2726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3.272837">
                <text:p>273.2728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3.275403">
                <text:p>273.2754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3.274049">
                <text:p>273.2740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3.340159">
                <text:p>273.3401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6.453945">
                <text:p>276.4539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4.339542">
                <text:p>274.3395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9.088078">
                <text:p>299.0880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0.618038">
                <text:p>280.6180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6.560838">
                <text:p>276.5608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6.254079">
                <text:p>276.2540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6.451682">
                <text:p>276.4516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6.410442">
                <text:p>276.4104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6.45369">
                <text:p>276.453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4.545115">
                <text:p>274.5451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3.335113">
                <text:p>273.3351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5.619911">
                <text:p>275.6199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3.365299">
                <text:p>273.3652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6.531431">
                <text:p>276.5314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4.272786">
                <text:p>274.2727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